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bitmap" draw:fill-image-name="a6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8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22222in" style:font-size-asian="1.22222in" style:font-size-complex="1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22222in" style:font-size-asian="1.22222in" style:font-size-complex="1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bitmap" draw:fill-image-name="a6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bitmap" draw:fill-image-name="a7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0.5in" fo:margin-left="0.3125in" fo:margin-right="0in" fo:text-indent="-0.3125in" fo:margin-top="0.1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bitmap" draw:fill-image-name="a9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Title-Slide" presentation:presentation-page-layout-name="Master1-PPL1" draw:id="Slide-256">
        <draw:frame draw:id="id204" presentation:style-name="a643" draw:name="Title 1" svg:x="1.66667in" svg:y="2.67974in" svg:width="10in" svg:height="2.61111in" presentation:class="title" presentation:placeholder="false">
          <draw:text-box>
            <text:p text:style-name="a642" text:class-names="" text:cond-style-name=""><text:span text:style-name="a640" text:class-names="">CLC – EXP 1.8<text:line-break/><text:line-break/>CHANGE BLINDNESS</text:span><text:span text:style-name="a641" text:class-names=""/></text:p>
          </draw:text-box>
          <svg:title/>
          <svg:desc/>
        </draw:frame>
        <draw:frame draw:id="id205" presentation:style-name="a663" draw:name="Subtitle 2" svg:x="0.09412in" svg:y="5.40982in" svg:width="12.86667in" svg:height="1.81076in" presentation:class="subtitle" presentation:placeholder="false">
          <draw:text-box>
            <text:p text:style-name="a647" text:class-names="" text:cond-style-name=""><text:span text:style-name="a644" text:class-names="">TP</text:span><text:span text:style-name="a645" text:class-names="">2</text:span><text:span text:style-name="a646" text:class-names=""/></text:p>
            <text:p text:style-name="a649" text:class-names="" text:cond-style-name=""><text:span text:style-name="a648" text:class-names="">Gonçalo Correia</text:span></text:p>
            <text:p text:style-name="a653" text:class-names="" text:cond-style-name=""><text:span text:style-name="a650" text:class-names="">Miguel</text:span><text:span text:style-name="a651" text:class-names=""><text:s text:c="1"/></text:span><text:span text:style-name="a652" text:class-names="">Seabra</text:span></text:p>
            <text:p text:style-name="a657" text:class-names="" text:cond-style-name=""><text:span text:style-name="a654" text:class-names="">Faculdade</text:span><text:span text:style-name="a655" text:class-names=""><text:s text:c="1"/></text:span><text:span text:style-name="a656" text:class-names="">de Ciências da Universidade de Lisboa</text:span></text:p>
            <text:p text:style-name="a660" text:class-names="" text:cond-style-name=""><text:span text:style-name="a658" text:class-names="">Prof. João Balsa<text:s text:c="1"/></text:span><text:span text:style-name="a659" text:class-names=""/></text:p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2" draw:style-name="a665" draw:master-page-name="Master1-Layout2-obj-Title-and-Content" presentation:presentation-page-layout-name="Master1-PPL2" draw:id="Slide-257">
        <draw:frame draw:id="id206" presentation:style-name="a671" draw:name="Title 1" svg:x="1.41667in" svg:y="1.07407in" svg:width="10.5in" svg:height="0.94946in" presentation:class="title" presentation:placeholder="false">
          <draw:text-box>
            <text:p text:style-name="a670" text:class-names="" text:cond-style-name=""><text:span text:style-name="a666" text:class-names="">Change</text:span><text:span text:style-name="a667" text:class-names=""><text:s text:c="1"/></text:span><text:span text:style-name="a668" text:class-names="">Blindness</text:span><text:span text:style-name="a669" text:class-names=""/></text:p>
          </draw:text-box>
          <svg:title/>
          <svg:desc/>
        </draw:frame>
        <draw:frame draw:id="id207" presentation:style-name="a701" draw:name="Content Placeholder 2" svg:x="1.41667in" svg:y="2.79629in" svg:width="10.5in" svg:height="3.62963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75" text:class-names="">Our</text:span><text:span text:style-name="a676" text:class-names=""><text:s text:c="1"/></text:span><text:span text:style-name="a677" text:class-names="">experiment</text:span><text:span text:style-name="a678" text:class-names=""><text:s text:c="1"/></text:span><text:span text:style-name="a679" text:class-names="">consists</text:span><text:span text:style-name="a680" text:class-names=""><text:s text:c="1"/>in<text:s text:c="1"/></text:span><text:span text:style-name="a681" text:class-names="">detecting</text:span><text:span text:style-name="a682" text:class-names=""><text:s text:c="1"/></text:span><text:span text:style-name="a683" text:class-names="">changes</text:span><text:span text:style-name="a684" text:class-names=""><text:s text:c="1"/>in<text:s text:c="1"/></text:span><text:span text:style-name="a685" text:class-names="">the</text:span><text:span text:style-name="a686" text:class-names=""><text:s text:c="1"/>visual<text:s text:c="1"/></text:span><text:span text:style-name="a687" text:class-names="">stimuli</text:span><text:span text:style-name="a688" text:class-names="">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Despite the fact that the changes are often quite noticeable, many people fail to detect them, especially if the changes are made gradually over<text:s text:c="1"/></text:span><text:span text:style-name="a692" text:class-names="">time, and this is what we will try to test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3" draw:style-name="a703" draw:master-page-name="Master1-Layout2-obj-Title-and-Content" presentation:presentation-page-layout-name="Master1-PPL2" draw:id="Slide-258">
        <draw:frame draw:id="id208" presentation:style-name="a709" draw:name="Title 1" svg:x="1.41667in" svg:y="1.07407in" svg:width="10.5in" svg:height="1.42593in" presentation:class="title" presentation:placeholder="false">
          <draw:text-box>
            <text:p text:style-name="a708" text:class-names="" text:cond-style-name=""><text:span text:style-name="a704" text:class-names="">Experiment</text:span><text:span text:style-name="a705" text:class-names=""><text:s text:c="1"/></text:span><text:span text:style-name="a706" text:class-names="">procedure</text:span><text:span text:style-name="a707" text:class-names=""/></text:p>
          </draw:text-box>
          <svg:title/>
          <svg:desc/>
        </draw:frame>
        <draw:frame draw:id="id209" presentation:style-name="a870" draw:name="Content Placeholder 2" svg:x="1.41667in" svg:y="2.79629in" svg:width="10.5in" svg:height="3.62963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10" text:class-names="">Zip</text:span><text:span text:style-name="a711" text:class-names=""><text:s text:c="1"/></text:span><text:span text:style-name="a712" text:class-names="">file</text:span><text:span text:style-name="a713" text:class-names=""><text:s text:c="1"/></text:span><text:span text:style-name="a714" text:class-names="">is</text:span><text:span text:style-name="a715" text:class-names=""><text:s text:c="1"/></text:span><text:span text:style-name="a716" text:class-names="">in</text:span><text:span text:style-name="a717" text:class-names=""><text:s text:c="1"/></text:span><text:span text:style-name="a718" text:class-names="">the</text:span><text:span text:style-name="a719" text:class-names=""><text:s text:c="1"/></text:span><text:span text:style-name="a720" text:class-names="">course</text:span><text:span text:style-name="a721" text:class-names=""><text:s text:c="1"/></text:span><text:span text:style-name="a722" text:class-names="">f</text:span><text:span text:style-name="a723" text:class-names="">o</text:span><text:span text:style-name="a724" text:class-names="">rum</text:span><text:span text:style-name="a725" text:class-names="">. Download<text:s text:c="1"/></text:span><text:span text:style-name="a726" text:class-names="">it</text:span><text:span text:style-name="a727" text:class-names="">,</text:span><text:span text:style-name="a728" text:class-names=""><text:s text:c="1"/>open<text:s text:c="1"/></text:span><text:span text:style-name="a729" text:class-names="">it</text:span><text:span text:style-name="a730" text:class-names=""><text:s text:c="1"/>in<text:s text:c="1"/></text:span><text:span text:style-name="a731" text:class-names="">Psychopy</text:span><text:span text:style-name="a732" text:class-names=""><text:s text:c="1"/></text:span><text:span text:style-name="a733" text:class-names="">and</text:span><text:span text:style-name="a734" text:class-names=""><text:s text:c="1"/></text:span><text:span text:style-name="a735" text:class-names="">press</text:span><text:span text:style-name="a736" text:class-names=""><text:s text:c="1"/></text:span><text:span text:style-name="a737" text:class-names="">run</text:span><text:span text:style-name="a738" text:class-names="">. Use<text:s text:c="1"/></text:span><text:span text:style-name="a739" text:class-names="">tpX_YY</text:span><text:span text:style-name="a740" text:class-names=""><text:s text:c="1"/></text:span><text:span text:style-name="a741" text:class-names="">in</text:span><text:span text:style-name="a742" text:class-names=""><text:s text:c="1"/></text:span><text:span text:style-name="a743" text:class-names="">the</text:span><text:span text:style-name="a744" text:class-names=""><text:s text:c="1"/></text:span><text:span text:style-name="a745" text:class-names="">detail</text:span><text:span text:style-name="a746" text:class-names="">s</text:span><text:span text:style-name="a747" text:class-names="">.</text:span></text:p>
              </text:list-item>
            </text:list>
            <text:list text:style-name="a799">
              <text:list-item>
                <text:p text:style-name="a798" text:class-names="" text:cond-style-name=""><text:span text:style-name="a750" text:class-names="">You</text:span><text:span text:style-name="a751" text:class-names=""><text:s text:c="1"/></text:span><text:span text:style-name="a752" text:class-names="">will</text:span><text:span text:style-name="a753" text:class-names=""><text:s text:c="1"/></text:span><text:span text:style-name="a754" text:class-names="">be</text:span><text:span text:style-name="a755" text:class-names=""><text:s text:c="1"/></text:span><text:span text:style-name="a756" text:class-names="">given</text:span><text:span text:style-name="a757" text:class-names=""><text:s text:c="1"/></text:span><text:span text:style-name="a758" text:class-names="">a</text:span><text:span text:style-name="a759" text:class-names=""><text:s text:c="1"/></text:span><text:span text:style-name="a760" text:class-names="">test</text:span><text:span text:style-name="a761" text:class-names=""><text:s text:c="1"/></text:span><text:span text:style-name="a762" text:class-names="">trial</text:span><text:span text:style-name="a763" text:class-names=""><text:s text:c="1"/></text:span><text:span text:style-name="a764" text:class-names="">with</text:span><text:span text:style-name="a765" text:class-names=""><text:s text:c="1"/>feedback<text:s text:c="1"/></text:span><text:span text:style-name="a766" text:class-names="">before</text:span><text:span text:style-name="a767" text:class-names=""><text:s text:c="1"/></text:span><text:span text:style-name="a768" text:class-names="">the</text:span><text:span text:style-name="a769" text:class-names=""><text:s text:c="1"/>real test. 2</text:span><text:span text:style-name="a770" text:class-names=""><text:s text:c="1"/></text:span><text:span text:style-name="a771" text:class-names="">images</text:span><text:span text:style-name="a772" text:class-names=""><text:s text:c="1"/></text:span><text:span text:style-name="a773" text:class-names="">will</text:span><text:span text:style-name="a774" text:class-names=""><text:s text:c="1"/></text:span><text:span text:style-name="a775" text:class-names="">show</text:span><text:span text:style-name="a776" text:class-names=""><text:s text:c="1"/></text:span><text:span text:style-name="a777" text:class-names="">up</text:span><text:span text:style-name="a778" text:class-names=""><text:s text:c="1"/></text:span><text:span text:style-name="a779" text:class-names="">one</text:span><text:span text:style-name="a780" text:class-names=""><text:s text:c="1"/></text:span><text:span text:style-name="a781" text:class-names="">after</text:span><text:span text:style-name="a782" text:class-names=""><text:s text:c="1"/></text:span><text:span text:style-name="a783" text:class-names="">another</text:span><text:span text:style-name="a784" text:class-names=""><text:s text:c="1"/></text:span><text:span text:style-name="a785" text:class-names="">with</text:span><text:span text:style-name="a786" text:class-names=""><text:s text:c="1"/></text:span><text:span text:style-name="a787" text:class-names="">a</text:span><text:span text:style-name="a788" text:class-names=""><text:s text:c="1"/></text:span><text:span text:style-name="a789" text:class-names="">small</text:span><text:span text:style-name="a790" text:class-names=""><text:s text:c="1"/></text:span><text:span text:style-name="a791" text:class-names="">time<text:s text:c="1"/></text:span><text:span text:style-name="a792" text:class-names="">between</text:span><text:span text:style-name="a793" text:class-names=""><text:s text:c="1"/></text:span><text:span text:style-name="a794" text:class-names="">each</text:span><text:span text:style-name="a795" text:class-names=""><text:s text:c="1"/></text:span><text:span text:style-name="a796" text:class-names="">other</text:span><text:span text:style-name="a797" text:class-names="">.</text:span></text:p>
              </text:list-item>
            </text:list>
            <text:list text:style-name="a857">
              <text:list-item>
                <text:p text:style-name="a856" text:class-names="" text:cond-style-name=""><text:span text:style-name="a800" text:class-names="">Press</text:span><text:span text:style-name="a801" text:class-names=""><text:s text:c="1"/></text:span><text:span text:style-name="a802" text:class-names="">“</text:span><text:span text:style-name="a803" text:class-names="">left_arrow</text:span><text:span text:style-name="a804" text:class-names="">”</text:span><text:span text:style-name="a805" text:class-names=""><text:s text:c="1"/></text:span><text:span text:style-name="a806" text:class-names="">if</text:span><text:span text:style-name="a807" text:class-names=""><text:s text:c="1"/></text:span><text:span text:style-name="a808" text:class-names="">the</text:span><text:span text:style-name="a809" text:class-names=""><text:s text:c="1"/></text:span><text:span text:style-name="a810" text:class-names="">image</text:span><text:span text:style-name="a811" text:class-names=""><text:s text:c="1"/></text:span><text:span text:style-name="a812" text:class-names="">is</text:span><text:span text:style-name="a813" text:class-names=""><text:s text:c="1"/></text:span><text:span text:style-name="a814" text:class-names="">the</text:span><text:span text:style-name="a815" text:class-names=""><text:s text:c="1"/></text:span><text:span text:style-name="a816" text:class-names="">same</text:span><text:span text:style-name="a817" text:class-names=""><text:s text:c="1"/></text:span><text:span text:style-name="a818" text:class-names="">and</text:span><text:span text:style-name="a819" text:class-names=""><text:s text:c="1"/></text:span><text:span text:style-name="a820" text:class-names="">“</text:span><text:span text:style-name="a821" text:class-names="">right_arrow</text:span><text:span text:style-name="a822" text:class-names="">”</text:span><text:span text:style-name="a823" text:class-names=""><text:s text:c="1"/></text:span><text:span text:style-name="a824" text:class-names="">if</text:span><text:span text:style-name="a825" text:class-names=""><text:s text:c="1"/></text:span><text:span text:style-name="a826" text:class-names="">the</text:span><text:span text:style-name="a827" text:class-names=""><text:s text:c="1"/></text:span><text:span text:style-name="a828" text:class-names="">image</text:span><text:span text:style-name="a829" text:class-names=""><text:s text:c="1"/></text:span><text:span text:style-name="a830" text:class-names="">has</text:span><text:span text:style-name="a831" text:class-names=""><text:s text:c="1"/>diferences. In<text:s text:c="1"/></text:span><text:span text:style-name="a832" text:class-names="">the</text:span><text:span text:style-name="a833" text:class-names=""><text:s text:c="1"/>real<text:s text:c="1"/></text:span><text:span text:style-name="a834" text:class-names="">trials</text:span><text:span text:style-name="a835" text:class-names="">,<text:s text:c="1"/></text:span><text:span text:style-name="a836" text:class-names="">y</text:span><text:span text:style-name="a837" text:class-names="">ou</text:span><text:span text:style-name="a838" text:class-names=""><text:s text:c="1"/></text:span><text:span text:style-name="a839" text:class-names="">will</text:span><text:span text:style-name="a840" text:class-names=""><text:s text:c="1"/></text:span><text:span text:style-name="a841" text:class-names="">be</text:span><text:span text:style-name="a842" text:class-names=""><text:s text:c="1"/></text:span><text:span text:style-name="a843" text:class-names="">asked</text:span><text:span text:style-name="a844" text:class-names=""><text:s text:c="1"/>to<text:s text:c="1"/></text:span><text:span text:style-name="a845" text:class-names="">press</text:span><text:span text:style-name="a846" text:class-names=""><text:s text:c="1"/></text:span><text:span text:style-name="a847" text:class-names="">the</text:span><text:span text:style-name="a848" text:class-names=""><text:s text:c="1"/>“</text:span><text:span text:style-name="a849" text:class-names="">space_bar</text:span><text:span text:style-name="a850" text:class-names="">”</text:span><text:span text:style-name="a851" text:class-names=""><text:s text:c="1"/></text:span><text:span text:style-name="a852" text:class-names="">between</text:span><text:span text:style-name="a853" text:class-names=""><text:s text:c="1"/></text:span><text:span text:style-name="a854" text:class-names="">images</text:span><text:span text:style-name="a855" text:class-names="">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4" draw:style-name="a872" draw:master-page-name="Master1-Layout2-obj-Title-and-Content" presentation:presentation-page-layout-name="Master1-PPL2" draw:id="Slide-259">
        <draw:frame draw:id="id210" presentation:style-name="a876" draw:name="Title 1" svg:x="1.41667in" svg:y="1.07407in" svg:width="10.5in" svg:height="1.42593in" presentation:class="title" presentation:placeholder="false">
          <draw:text-box>
            <text:p text:style-name="a875" text:class-names="" text:cond-style-name=""><text:span text:style-name="a873" text:class-names="">REMEBE</text:span><text:span text:style-name="a874" text:class-names="">R</text:span></text:p>
          </draw:text-box>
          <svg:title/>
          <svg:desc/>
        </draw:frame>
        <draw:frame draw:id="id211" presentation:style-name="a942" draw:name="Content Placeholder 2" svg:x="1.41667in" svg:y="2.79629in" svg:width="10.5in" svg:height="3.62963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77" text:class-names="">Only</text:span><text:span text:style-name="a878" text:class-names=""><text:s text:c="1"/></text:span><text:span text:style-name="a879" text:class-names="">3</text:span><text:span text:style-name="a880" text:class-names=""><text:s text:c="1"/></text:span><text:span text:style-name="a881" text:class-names="">buttons</text:span><text:span text:style-name="a882" text:class-names=""><text:s text:c="1"/></text:span><text:span text:style-name="a883" text:class-names="">are</text:span><text:span text:style-name="a884" text:class-names=""><text:s text:c="1"/></text:span><text:span text:style-name="a885" text:class-names="">needed</text:span><text:span text:style-name="a886" text:class-names="">:<text:s text:c="1"/></text:span><text:span text:style-name="a887" text:class-names="">same</text:span><text:span text:style-name="a888" text:class-names=""><text:s text:c="1"/></text:span><text:span text:style-name="a889" text:class-names="">image</text:span><text:span text:style-name="a890" text:class-names=""><text:s text:c="1"/>-&gt;</text:span><text:span text:style-name="a891" text:class-names=""><text:s text:c="1"/></text:span><text:span text:style-name="a892" text:class-names="">“</text:span><text:span text:style-name="a893" text:class-names="">left_arrow</text:span><text:span text:style-name="a894" text:class-names="">”,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897" text:class-names="">diferente<text:s text:c="1"/></text:span><text:span text:style-name="a898" text:class-names="">image</text:span><text:span text:style-name="a899" text:class-names=""><text:s text:c="1"/>-&gt;”</text:span><text:span text:style-name="a900" text:class-names="">right</text:span><text:span text:style-name="a901" text:class-names=""><text:s text:c="1"/></text:span><text:span text:style-name="a902" text:class-names="">arrow</text:span><text:span text:style-name="a903" text:class-names="">”,<text:s text:c="1"/></text:span><text:span text:style-name="a904" text:class-names="">and</text:span><text:span text:style-name="a905" text:class-names=""><text:s text:c="1"/>“</text:span><text:span text:style-name="a906" text:class-names="">space_bar</text:span><text:span text:style-name="a907" text:class-names="">” to<text:s text:c="1"/></text:span><text:span text:style-name="a908" text:class-names="">pass</text:span><text:span text:style-name="a909" text:class-names="">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15" text:class-names="">Try</text:span><text:span text:style-name="a916" text:class-names=""><text:s text:c="1"/>to look for<text:s text:c="1"/></text:span><text:span text:style-name="a917" text:class-names="">the</text:span><text:span text:style-name="a918" text:class-names=""><text:s text:c="1"/></text:span><text:span text:style-name="a919" text:class-names="">big</text:span><text:span text:style-name="a920" text:class-names=""><text:s text:c="1"/></text:span><text:span text:style-name="a921" text:class-names="">picture</text:span><text:span text:style-name="a922" text:class-names="">,<text:s text:c="1"/></text:span><text:span text:style-name="a923" text:class-names="">most</text:span><text:span text:style-name="a924" text:class-names=""><text:s text:c="1"/></text:span><text:span text:style-name="a925" text:class-names="">of</text:span><text:span text:style-name="a926" text:class-names=""><text:s text:c="1"/></text:span><text:span text:style-name="a927" text:class-names="">the</text:span><text:span text:style-name="a928" text:class-names=""><text:s text:c="1"/>diferences are<text:s text:c="1"/></text:span><text:span text:style-name="a929" text:class-names="">noticable</text:span><text:span text:style-name="a930" text:class-names="">,<text:s text:c="1"/></text:span><text:span text:style-name="a931" text:class-names="">don´t</text:span><text:span text:style-name="a932" text:class-names=""><text:s text:c="1"/></text:span><text:span text:style-name="a933" text:class-names="">waste</text:span><text:span text:style-name="a934" text:class-names=""><text:s text:c="1"/>time<text:s text:c="1"/></text:span><text:span text:style-name="a935" text:class-names="">looking</text:span><text:span text:style-name="a936" text:class-names=""><text:s text:c="1"/>for<text:s text:c="1"/></text:span><text:span text:style-name="a937" text:class-names="">details</text:span><text:span text:style-name="a938" text:class-names="">.</text:span><text:span text:style-name="a939" text:class-names=""/></text:p>
              </text:list-item>
            </text:list>
          </draw:text-box>
          <svg:title/>
          <svg:desc/>
        </draw:frame>
      </draw:page>
      <draw:page draw:name="Slide5" draw:style-name="a944" draw:master-page-name="Master1-Layout2-obj-Title-and-Content" presentation:presentation-page-layout-name="Master1-PPL2" draw:id="Slide-260">
        <draw:frame draw:id="id212" presentation:style-name="a949" draw:name="Title 1" svg:x="1.41667in" svg:y="1.07407in" svg:width="10.5in" svg:height="1.42593in" presentation:class="title" presentation:placeholder="false">
          <draw:text-box>
            <text:p text:style-name="a948" text:class-names="" text:cond-style-name=""><text:span text:style-name="a945" text:class-names="">Data<text:s text:c="1"/></text:span><text:span text:style-name="a946" text:class-names="">results</text:span><text:span text:style-name="a947" text:class-names=""/></text:p>
          </draw:text-box>
          <svg:title/>
          <svg:desc/>
        </draw:frame>
        <draw:frame draw:id="id213" presentation:style-name="a992" draw:name="Content Placeholder 2" svg:x="1.41667in" svg:y="2.79629in" svg:width="10.5in" svg:height="3.62963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50" text:class-names="">After</text:span><text:span text:style-name="a951" text:class-names=""><text:s text:c="1"/></text:span><text:span text:style-name="a952" text:class-names="">finishing</text:span><text:span text:style-name="a953" text:class-names=""><text:s text:c="1"/></text:span><text:span text:style-name="a954" text:class-names="">the</text:span><text:span text:style-name="a955" text:class-names=""><text:s text:c="1"/></text:span><text:span text:style-name="a956" text:class-names="">experiment</text:span><text:span text:style-name="a957" text:class-names="">,<text:s text:c="1"/></text:span><text:span text:style-name="a958" text:class-names="">please</text:span><text:span text:style-name="a959" text:class-names=""><text:s text:c="1"/>zip<text:s text:c="1"/></text:span><text:span text:style-name="a960" text:class-names="">the</text:span><text:span text:style-name="a961" text:class-names=""><text:s text:c="1"/>DATA<text:s text:c="1"/></text:span><text:span text:style-name="a962" text:class-names="">folder</text:span><text:span text:style-name="a963" text:class-names=""><text:s text:c="1"/></text:span><text:span text:style-name="a964" text:class-names="">and</text:span><text:span text:style-name="a965" text:class-names=""><text:s text:c="1"/></text:span><text:span text:style-name="a966" text:class-names="">send</text:span><text:span text:style-name="a967" text:class-names=""><text:s text:c="1"/></text:span><text:span text:style-name="a968" text:class-names="">it</text:span><text:span text:style-name="a969" text:class-names=""><text:s text:c="1"/>to<text:s text:c="1"/></text:span><text:span text:style-name="a970" text:class-names=""><text:a xlink:href="mailto:goncalo.cor@gmail.com" text:style-name="" text:visited-style-name="">goncalo.cor@gmail.com</text:a></text:span><text:span text:style-name="a971" text:class-names="">,<text:s text:c="1"/></text:span><text:span text:style-name="a972" text:class-names="">cc</text:span><text:span text:style-name="a973" text:class-names=""><text:s text:c="1"/></text:span><text:span text:style-name="a974" text:class-names=""><text:a xlink:href="mailto:jbalsa@ciencias.ulisboa.pt" text:style-name="" text:visited-style-name="">jbalsa</text:a></text:span><text:span text:style-name="a975" text:class-names=""><text:a xlink:href="mailto:jbalsa@ciencias.ulisboa.pt" text:style-name="" text:visited-style-name="">@ciencias.ulisboa.</text:a></text:span><text:span text:style-name="a976" text:class-names=""><text:a xlink:href="mailto:jbalsa@ciencias.ulisboa.pt" text:style-name="" text:visited-style-name="">pt</text:a></text:span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3" text:class-names="">Thank</text:span><text:span text:style-name="a984" text:class-names=""><text:s text:c="1"/></text:span><text:span text:style-name="a985" text:class-names="">you</text:span><text:span text:style-name="a986" text:class-names=""><text:s text:c="1"/>for<text:s text:c="1"/></text:span><text:span text:style-name="a987" text:class-names="">participating</text:span><text:span text:style-name="a988" text:class-names="">!</text:span><text:span text:style-name="a989" text:class-names=""><text:line-break/>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190" xlink:href="media/image1.jpeg" xlink:show="embed" xlink:actuate="onLoad"/>
    <draw:fill-image draw:name="a39" xlink:href="media/image1.jpeg" xlink:show="embed" xlink:actuate="onLoad"/>
    <draw:fill-image draw:name="a400" xlink:href="media/image1.jpeg" xlink:show="embed" xlink:actuate="onLoad"/>
    <draw:fill-image draw:name="a527" xlink:href="media/image1.jpeg" xlink:show="embed" xlink:actuate="onLoad"/>
    <draw:fill-image draw:name="a702" xlink:href="media/image1.jpeg" xlink:show="embed" xlink:actuate="onLoad"/>
    <draw:fill-image draw:name="a370" xlink:href="media/image1.jpeg" xlink:show="embed" xlink:actuate="onLoad"/>
    <draw:fill-image draw:name="a638" xlink:href="media/image1.jpeg" xlink:show="embed" xlink:actuate="onLoad"/>
    <draw:fill-image draw:name="a106" xlink:href="media/image1.jpeg" xlink:show="embed" xlink:actuate="onLoad"/>
    <draw:fill-image draw:name="a66" xlink:href="media/image1.jpeg" xlink:show="embed" xlink:actuate="onLoad"/>
    <draw:fill-image draw:name="a255" xlink:href="media/image1.jpeg" xlink:show="embed" xlink:actuate="onLoad"/>
    <draw:fill-image draw:name="a558" xlink:href="media/image1.jpeg" xlink:show="embed" xlink:actuate="onLoad"/>
    <draw:fill-image draw:name="a664" xlink:href="media/image1.jpeg" xlink:show="embed" xlink:actuate="onLoad"/>
    <draw:fill-image draw:name="a296" xlink:href="media/image1.jpeg" xlink:show="embed" xlink:actuate="onLoad"/>
    <draw:fill-image draw:name="a133" xlink:href="media/image1.jpeg" xlink:show="embed" xlink:actuate="onLoad"/>
    <draw:fill-image draw:name="a598" xlink:href="media/image1.jpeg" xlink:show="embed" xlink:actuate="onLoad"/>
    <draw:fill-image draw:name="a0" xlink:href="media/image1.jpeg" xlink:show="embed" xlink:actuate="onLoad"/>
    <draw:fill-image draw:name="a464" xlink:href="media/image1.jpeg" xlink:show="embed" xlink:actuate="onLoad"/>
    <draw:fill-image draw:name="a871" xlink:href="media/image1.jpeg" xlink:show="embed" xlink:actuate="onLoad"/>
    <draw:fill-image draw:name="a427" xlink:href="media/image1.jpeg" xlink:show="embed" xlink:actuate="onLoad"/>
    <draw:fill-image draw:name="a340" xlink:href="media/image1.jpeg" xlink:show="embed" xlink:actuate="onLoad"/>
    <draw:fill-image draw:name="a943" xlink:href="media/image1.jpeg" xlink:show="embed" xlink:actuate="onLoad"/>
    <draw:fill-image draw:name="a278" xlink:href="media/image1.jpeg" xlink:show="embed" xlink:actuate="onLoad"/>
    <draw:fill-image draw:name="a490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736in" svg:stroke-color="#83992a" svg:stroke-opacity="100%" svg:stroke-linecap="butt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52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736in" svg:stroke-color="#83992a" svg:stroke-opacity="100%" svg:stroke-linecap="butt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1736in" svg:stroke-color="#83992a" svg:stroke-opacity="100%" svg:stroke-linecap="butt"/>
    </style:style>
    <style:style style:family="graphic" style:name="a423" style:parent-style-name="Graphics">
      <style:graphic-properties draw:fill="none" draw:stroke="non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736in" svg:stroke-color="#83992a" svg:stroke-opacity="100%" svg:stroke-linecap="butt"/>
    </style:style>
    <style:style style:family="graphic" style:name="a336" style:parent-style-name="Graphics">
      <style:graphic-properties draw:fill="none" draw:stroke="none"/>
    </style:style>
    <style:style style:family="graphic" style:name="a33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736in" svg:stroke-color="#83992a" svg:stroke-opacity="100%" svg:stroke-linecap="butt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, 0in, 0in, 0in)" draw:stroke="non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fo:clip="rect(0in, 0in, 0in, 0in)" draw:stroke="non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none" draw:stroke="solid" svg:stroke-width="0.01736in" svg:stroke-color="#83992a" svg:stroke-opacity="100%" svg:stroke-linecap="butt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1736in" svg:stroke-color="#83992a" svg:stroke-opacity="100%" svg:stroke-linecap="butt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1736in" svg:stroke-color="#83992a" svg:stroke-opacity="100%" svg:stroke-linecap="butt"/>
    </style:style>
    <style:style style:family="graphic" style:name="a251" style:parent-style-name="Graphics">
      <style:graphic-properties draw:fill="none" draw:stroke="non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36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graphic" style:name="a4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8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736in" svg:stroke-color="#83992a" svg:stroke-opacity="100%" svg:stroke-linecap="butt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1736in" svg:stroke-color="#83992a" svg:stroke-opacity="100%" svg:stroke-linecap="butt"/>
    </style:style>
    <style:style style:family="graphic" style:name="a274" style:parent-style-name="Graphics">
      <style:graphic-properties draw:fill="none" draw:stroke="none"/>
    </style:style>
    <style:style style:family="graphic" style:name="a2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graphic" style:name="a39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/>
    </style:style>
    <style:style style:family="graphic" style:name="a1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88" style:parent-style-name="Graphics">
      <style:graphic-properties draw:fill="none" fo:clip="rect(0in, 0in, 0in, 0in)" draw:stroke="non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 style:parent-style-name="Graphics">
      <style:graphic-properties draw:fill="none" fo:clip="rect(0in, 0in, 0in, 0in)" draw:stroke="non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" style:parent-style-name="Graphics">
      <style:graphic-properties draw:fill="none" draw:stroke="none"/>
    </style:style>
    <style:style style:family="graphic" style:name="a29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draw:stroke="none"/>
    </style:style>
    <style:style style:family="graphic" style:name="a3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">
      <style:graphic-properties draw:fill="none" draw:stroke="solid" svg:stroke-width="0.01736in" svg:stroke-color="#83992a" svg:stroke-opacity="100%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4" style:parent-style-name="Graphics">
      <style:graphic-properties draw:fill="none" fo:clip="rect(0in, 0in, 0in, 0in)" draw:stroke="non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draw:fill="none" fo:clip="rect(0in, 0in, 0in, 0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5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8983in" svg:y="6.52778in" svg:width="1.75in" svg:height="0.30556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1.41667in" svg:y="6.52778in" svg:width="7.98983in" svg:height="0.30556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2316in" svg:y="6.52778in" svg:width="0.5935in" svg:height="0.3055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6" draw:id="id10">
        <svg:title/>
        <svg:desc/>
        <draw:frame draw:id="id17" draw:style-name="a62" draw:name="Picture 15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13" presentation:style-name="a53" draw:name="Date Placeholder 3" svg:x="8.73057in" svg:y="5.50926in" svg:width="0.98148in" svg:height="0.3055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/></text:span><text:span text:style-name="a51" text:class-names=""/></text:p>
        </draw:text-box>
        <svg:title/>
        <svg:desc/>
      </draw:frame>
      <draw:frame draw:id="id14" presentation:style-name="a56" draw:name="Footer Placeholder 4" svg:x="2.94444in" svg:y="5.50926in" svg:width="5.70279in" svg:height="0.3055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60" draw:name="Slide Number Placeholder 5" svg:x="9.79538in" svg:y="5.50926in" svg:width="0.60276in" svg:height="0.3055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2.94444in" svg:y1="3.85185in" svg:x2="10.39815in" svg:y2="3.85185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7">
      <draw:g draw:name="Group 7" draw:id="id21">
        <svg:title/>
        <svg:desc/>
        <draw:frame draw:id="id28" draw:layer="Master1-bg" draw:style-name="a102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4" draw:name="Date Placeholder 3" svg:x="9.48983in" svg:y="6.52778in" svg:width="1.75in" svg:height="0.30556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</draw:text-box>
        <svg:title/>
        <svg:desc/>
      </draw:frame>
      <draw:frame draw:id="id26" presentation:style-name="a97" draw:name="Footer Placeholder 4" svg:x="1.41667in" svg:y="6.52778in" svg:width="7.98983in" svg:height="0.30556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11.32316in" svg:y="6.52778in" svg:width="0.5935in" svg:height="0.30556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Section-Header" style:page-layout-name="pageLayout1" draw:style-name="a107">
      <draw:g draw:name="Group 7" draw:id="id32">
        <svg:title/>
        <svg:desc/>
        <draw:frame draw:id="id39" draw:layer="Master1-bg" draw:style-name="a129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</draw:text-box>
        <svg:title/>
        <svg:desc/>
      </draw:frame>
      <draw:frame draw:id="id35" presentation:style-name="a120" draw:name="Date Placeholder 3" svg:x="9.48983in" svg:y="6.52778in" svg:width="1.75in" svg:height="0.30556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/></text:span><text:span text:style-name="a118" text:class-names=""/></text:p>
        </draw:text-box>
        <svg:title/>
        <svg:desc/>
      </draw:frame>
      <draw:frame draw:id="id36" presentation:style-name="a123" draw:name="Footer Placeholder 4" svg:x="1.41667in" svg:y="6.52778in" svg:width="7.98983in" svg:height="0.3055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7" presentation:style-name="a127" draw:name="Slide Number Placeholder 5" svg:x="11.32316in" svg:y="6.52778in" svg:width="0.5935in" svg:height="0.30556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  <draw:connector draw:type="line" svg:x1="2.20114in" svg:y1="4.05795in" svg:x2="11.12872in" svg:y2="4.05795in" draw:id="id38" draw:style-name="a128" draw:name="Straight Connector 15">
        <svg:title/>
        <svg:desc/>
      </draw:connector>
    </style:master-page>
    <style:master-page style:name="Master1-Layout4-twoObj-Two-Content" style:page-layout-name="pageLayout1" draw:style-name="a134">
      <draw:g draw:name="Group 8" draw:id="id43">
        <svg:title/>
        <svg:desc/>
        <draw:frame draw:id="id51" draw:layer="Master1-bg" draw:style-name="a186" draw:name="Picture 9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11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2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8" draw:name="Date Placeholder 4" svg:x="9.48983in" svg:y="6.52778in" svg:width="1.75in" svg:height="0.30556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</draw:text-box>
        <svg:title/>
        <svg:desc/>
      </draw:frame>
      <draw:frame draw:id="id49" presentation:style-name="a181" draw:name="Footer Placeholder 5" svg:x="1.41667in" svg:y="6.52778in" svg:width="7.98983in" svg:height="0.30556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5" draw:name="Slide Number Placeholder 6" svg:x="11.32316in" svg:y="6.52778in" svg:width="0.5935in" svg:height="0.30556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mparison" style:page-layout-name="pageLayout1" draw:style-name="a191">
      <draw:g draw:name="Group 10" draw:id="id55">
        <svg:title/>
        <svg:desc/>
        <draw:frame draw:id="id65" draw:layer="Master1-bg" draw:style-name="a251" draw:name="Picture 11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13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4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Fifth le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2" draw:name="Date Placeholder 6" svg:x="9.48983in" svg:y="6.52778in" svg:width="1.75in" svg:height="0.3055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62" presentation:style-name="a245" draw:name="Footer Placeholder 7" svg:x="1.41667in" svg:y="6.52778in" svg:width="7.98983in" svg:height="0.3055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63" presentation:style-name="a249" draw:name="Slide Number Placeholder 8" svg:x="11.32316in" svg:y="6.52778in" svg:width="0.5935in" svg:height="0.3055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draw:connector draw:type="line" svg:x1="1.52687in" svg:y1="2.64815in" svg:x2="11.81482in" svg:y2="2.64815in" draw:id="id64" draw:style-name="a250" draw:name="Straight Connector 17">
        <svg:title/>
        <svg:desc/>
      </draw:connector>
    </style:master-page>
    <style:master-page style:name="Master1-Layout6-titleOnly-Title-Only" style:page-layout-name="pageLayout1" draw:style-name="a256">
      <draw:g draw:name="Group 6" draw:id="id69">
        <svg:title/>
        <svg:desc/>
        <draw:frame draw:id="id75" draw:layer="Master1-bg" draw:style-name="a27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Click to edit Master title style</text:span><text:span text:style-name="a258" text:class-names=""/></text:p>
        </draw:text-box>
        <svg:title/>
        <svg:desc/>
      </draw:frame>
      <draw:frame draw:id="id71" presentation:style-name="a265" draw:name="Date Placeholder 2" svg:x="9.48983in" svg:y="6.52778in" svg:width="1.75in" svg:height="0.30556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72" presentation:style-name="a268" draw:name="Footer Placeholder 3" svg:x="1.41667in" svg:y="6.52778in" svg:width="7.98983in" svg:height="0.30556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73" presentation:style-name="a272" draw:name="Slide Number Placeholder 4" svg:x="11.32316in" svg:y="6.52778in" svg:width="0.5935in" svg:height="0.30556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  <draw:connector draw:type="line" svg:x1="1.52687in" svg:y1="2.64815in" svg:x2="11.81482in" svg:y2="2.64815in" draw:id="id74" draw:style-name="a273" draw:name="Straight Connector 13">
        <svg:title/>
        <svg:desc/>
      </draw:connector>
    </style:master-page>
    <style:master-page style:name="Master1-Layout7-blank-Blank" style:page-layout-name="pageLayout1" draw:style-name="a279">
      <draw:g draw:name="Group 4" draw:id="id79">
        <svg:title/>
        <svg:desc/>
        <draw:frame draw:id="id83" draw:layer="Master1-bg" draw:style-name="a292" draw:name="Picture 5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7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86" draw:layer="Master1-bg" draw:style-name="a295" draw:name="Picture 8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0" presentation:style-name="a284" draw:name="Date Placeholder 1" svg:x="9.48983in" svg:y="6.52778in" svg:width="1.75in" svg:height="0.30556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</draw:text-box>
        <svg:title/>
        <svg:desc/>
      </draw:frame>
      <draw:frame draw:id="id81" presentation:style-name="a287" draw:name="Footer Placeholder 2" svg:x="1.41667in" svg:y="6.52778in" svg:width="7.98983in" svg:height="0.3055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82" presentation:style-name="a291" draw:name="Slide Number Placeholder 3" svg:x="11.32316in" svg:y="6.52778in" svg:width="0.5935in" svg:height="0.3055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7">
      <draw:g draw:name="Group 8" draw:id="id87">
        <svg:title/>
        <svg:desc/>
        <draw:frame draw:id="id95" draw:layer="Master1-bg" draw:style-name="a336" draw:name="Picture 9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11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2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Fifth le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</draw:text-box>
        <svg:title/>
        <svg:desc/>
      </draw:frame>
      <draw:frame draw:id="id91" presentation:style-name="a327" draw:name="Date Placeholder 4" svg:x="9.48983in" svg:y="6.52778in" svg:width="1.75in" svg:height="0.30556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/></text:span><text:span text:style-name="a325" text:class-names=""/></text:p>
        </draw:text-box>
        <svg:title/>
        <svg:desc/>
      </draw:frame>
      <draw:frame draw:id="id92" presentation:style-name="a330" draw:name="Footer Placeholder 5" svg:x="1.41667in" svg:y="6.52778in" svg:width="7.98983in" svg:height="0.305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93" presentation:style-name="a334" draw:name="Slide Number Placeholder 6" svg:x="11.32316in" svg:y="6.52778in" svg:width="0.5935in" svg:height="0.30556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draw:connector draw:type="line" svg:x1="1.52687in" svg:y1="3.18518in" svg:x2="5.37037in" svg:y2="3.18518in" draw:id="id94" draw:style-name="a335" draw:name="Straight Connector 15">
        <svg:title/>
        <svg:desc/>
      </draw:connector>
    </style:master-page>
    <style:master-page style:name="Master1-Layout9-picTx-Picture-with-Caption" style:page-layout-name="pageLayout1" draw:style-name="a341">
      <draw:g draw:name="Group 7" draw:id="id99">
        <svg:title/>
        <svg:desc/>
        <draw:frame draw:id="id106" draw:layer="Master1-bg" draw:style-name="a366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Click to edit Master title styl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ck icon to add pictur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103" presentation:style-name="a358" draw:name="Date Placeholder 4" svg:x="9.48983in" svg:y="6.52778in" svg:width="1.75in" svg:height="0.30556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/></text:span><text:span text:style-name="a356" text:class-names=""/></text:p>
        </draw:text-box>
        <svg:title/>
        <svg:desc/>
      </draw:frame>
      <draw:frame draw:id="id104" presentation:style-name="a361" draw:name="Footer Placeholder 5" svg:x="1.41667in" svg:y="6.52778in" svg:width="7.98983in" svg:height="0.30556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5" presentation:style-name="a365" draw:name="Slide Number Placeholder 6" svg:x="11.32316in" svg:y="6.52778in" svg:width="0.5935in" svg:height="0.30556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71">
      <draw:g draw:name="Group 7" draw:id="id110">
        <svg:title/>
        <svg:desc/>
        <draw:frame draw:id="id117" draw:layer="Master1-bg" draw:style-name="a396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Click to edit Master title styl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ck icon to add pictur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114" presentation:style-name="a388" draw:name="Date Placeholder 4" svg:x="9.48983in" svg:y="6.52778in" svg:width="1.75in" svg:height="0.30556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</draw:text-box>
        <svg:title/>
        <svg:desc/>
      </draw:frame>
      <draw:frame draw:id="id115" presentation:style-name="a391" draw:name="Footer Placeholder 5" svg:x="1.41667in" svg:y="6.52778in" svg:width="7.98983in" svg:height="0.30556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6" presentation:style-name="a395" draw:name="Slide Number Placeholder 6" svg:x="11.32316in" svg:y="6.52778in" svg:width="0.5935in" svg:height="0.30556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</style:master-page>
    <style:master-page style:name="Master1-Layout11-cust-Title-and-Caption" style:page-layout-name="pageLayout1" draw:style-name="a401">
      <draw:g draw:name="Group 7" draw:id="id121">
        <svg:title/>
        <svg:desc/>
        <draw:frame draw:id="id128" draw:layer="Master1-bg" draw:style-name="a423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124" presentation:style-name="a414" draw:name="Date Placeholder 3" svg:x="9.48983in" svg:y="6.52778in" svg:width="1.75in" svg:height="0.30556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125" presentation:style-name="a417" draw:name="Footer Placeholder 4" svg:x="1.41667in" svg:y="6.52778in" svg:width="7.98983in" svg:height="0.30556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26" presentation:style-name="a421" draw:name="Slide Number Placeholder 5" svg:x="11.32316in" svg:y="6.52778in" svg:width="0.5935in" svg:height="0.30556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connector draw:type="line" svg:x1="1.52687in" svg:y1="4.52778in" svg:x2="11.81482in" svg:y2="4.52778in" draw:id="id127" draw:style-name="a422" draw:name="Straight Connector 14">
        <svg:title/>
        <svg:desc/>
      </draw:connector>
    </style:master-page>
    <style:master-page style:name="Master1-Layout12-cust-Quote-with-Caption" style:page-layout-name="pageLayout1" draw:style-name="a428">
      <draw:g draw:name="Group 10" draw:id="id132">
        <svg:title/>
        <svg:desc/>
        <draw:frame draw:id="id142" draw:layer="Master1-bg" draw:style-name="a460" draw:name="Picture 11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15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6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136" presentation:style-name="a445" draw:name="Date Placeholder 3" svg:x="9.48983in" svg:y="6.52778in" svg:width="1.75in" svg:height="0.30556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137" presentation:style-name="a448" draw:name="Footer Placeholder 4" svg:x="1.41667in" svg:y="6.52778in" svg:width="7.98983in" svg:height="0.30556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38" presentation:style-name="a452" draw:name="Slide Number Placeholder 5" svg:x="11.32316in" svg:y="6.52778in" svg:width="0.5935in" svg:height="0.30556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39" draw:style-name="a455" draw:name="TextBox 13" svg:x="0.94271in" svg:y="0.96234in" svg:width="0.66667in" svg:height="0.63952in">
        <draw:text-box>
          <text:p text:style-name="a454" text:class-names="" text:cond-style-name=""><text:span text:style-name="a453" text:class-names="">“</text:span></text:p>
        </draw:text-box>
        <svg:title/>
        <svg:desc/>
      </draw:frame>
      <draw:frame draw:id="id140" draw:style-name="a458" draw:name="TextBox 14" svg:x="11.59259in" svg:y="3.0926in" svg:width="0.66667in" svg:height="0.63952in">
        <draw:text-box>
          <text:p text:style-name="a457" text:class-names="" text:cond-style-name=""><text:span text:style-name="a456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9" draw:name="Straight Connector 18">
        <svg:title/>
        <svg:desc/>
      </draw:connector>
    </style:master-page>
    <style:master-page style:name="Master1-Layout13-cust-Name-Card" style:page-layout-name="pageLayout1" draw:style-name="a465">
      <draw:g draw:name="Group 6" draw:id="id146">
        <svg:title/>
        <svg:desc/>
        <draw:frame draw:id="id152" draw:layer="Master1-bg" draw:style-name="a486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 Master text styles</text:span></text:p>
            </text:list-item>
          </text:list>
        </draw:text-box>
        <svg:title/>
        <svg:desc/>
      </draw:frame>
      <draw:frame draw:id="id149" presentation:style-name="a478" draw:name="Date Placeholder 3" svg:x="9.48983in" svg:y="6.52778in" svg:width="1.75in" svg:height="0.30556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/></text:span><text:span text:style-name="a476" text:class-names=""/></text:p>
        </draw:text-box>
        <svg:title/>
        <svg:desc/>
      </draw:frame>
      <draw:frame draw:id="id150" presentation:style-name="a481" draw:name="Footer Placeholder 4" svg:x="1.41667in" svg:y="6.52778in" svg:width="7.98983in" svg:height="0.3055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51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</style:master-page>
    <style:master-page style:name="Master1-Layout14-cust-Quote-Name-Card" style:page-layout-name="pageLayout1" draw:style-name="a491">
      <draw:g draw:name="Group 10" draw:id="id156">
        <svg:title/>
        <svg:desc/>
        <draw:frame draw:id="id166" draw:layer="Master1-bg" draw:style-name="a523" draw:name="Picture 13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15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6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 Master text styles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 Master text styles</text:span></text:p>
            </text:list-item>
          </text:list>
        </draw:text-box>
        <svg:title/>
        <svg:desc/>
      </draw:frame>
      <draw:frame draw:id="id160" presentation:style-name="a508" draw:name="Date Placeholder 3" svg:x="9.48983in" svg:y="6.52778in" svg:width="1.75in" svg:height="0.30556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161" presentation:style-name="a511" draw:name="Footer Placeholder 4" svg:x="1.41667in" svg:y="6.52778in" svg:width="7.98983in" svg:height="0.30556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62" presentation:style-name="a515" draw:name="Slide Number Placeholder 5" svg:x="11.32316in" svg:y="6.52778in" svg:width="0.5935in" svg:height="0.30556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draw:frame draw:id="id163" draw:style-name="a518" draw:name="TextBox 11" svg:x="0.94271in" svg:y="0.96234in" svg:width="0.66667in" svg:height="0.63952in">
        <draw:text-box>
          <text:p text:style-name="a517" text:class-names="" text:cond-style-name=""><text:span text:style-name="a516" text:class-names="">“</text:span></text:p>
        </draw:text-box>
        <svg:title/>
        <svg:desc/>
      </draw:frame>
      <draw:frame draw:id="id164" draw:style-name="a521" draw:name="TextBox 12" svg:x="11.59259in" svg:y="2.84259in" svg:width="0.66667in" svg:height="0.63952in">
        <draw:text-box>
          <text:p text:style-name="a520" text:class-names="" text:cond-style-name=""><text:span text:style-name="a519" text:class-names="">”</text:span></text:p>
        </draw:text-box>
        <svg:title/>
        <svg:desc/>
      </draw:frame>
      <draw:connector draw:type="line" svg:x1="1.52687in" svg:y1="3.75in" svg:x2="11.81482in" svg:y2="3.75in" draw:id="id165" draw:style-name="a522" draw:name="Straight Connector 25">
        <svg:title/>
        <svg:desc/>
      </draw:connector>
    </style:master-page>
    <style:master-page style:name="Master1-Layout15-cust-True-or-False" style:page-layout-name="pageLayout1" draw:style-name="a528">
      <draw:g draw:name="Group 8" draw:id="id170">
        <svg:title/>
        <svg:desc/>
        <draw:frame draw:id="id178" draw:layer="Master1-bg" draw:style-name="a554" draw:name="Picture 9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11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2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174" presentation:style-name="a545" draw:name="Date Placeholder 3" svg:x="9.48983in" svg:y="6.52778in" svg:width="1.75in" svg:height="0.30556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</draw:text-box>
        <svg:title/>
        <svg:desc/>
      </draw:frame>
      <draw:frame draw:id="id175" presentation:style-name="a548" draw:name="Footer Placeholder 4" svg:x="1.41667in" svg:y="6.52778in" svg:width="7.98983in" svg:height="0.30556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76" presentation:style-name="a552" draw:name="Slide Number Placeholder 5" svg:x="11.32316in" svg:y="6.52778in" svg:width="0.5935in" svg:height="0.30556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draw:connector draw:type="line" svg:x1="1.52687in" svg:y1="3.75in" svg:x2="11.81482in" svg:y2="3.75in" draw:id="id177" draw:style-name="a553" draw:name="Straight Connector 14">
        <svg:title/>
        <svg:desc/>
      </draw:connector>
    </style:master-page>
    <style:master-page style:name="Master1-Layout16-vertTx-Title-and-Vertical-Text" style:page-layout-name="pageLayout1" draw:style-name="a559">
      <draw:g draw:name="Group 7" draw:id="id182">
        <svg:title/>
        <svg:desc/>
        <draw:frame draw:id="id189" draw:layer="Master1-bg" draw:style-name="a594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Click to edit Master title styl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Fifth le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5" draw:name="Date Placeholder 3" svg:x="9.48983in" svg:y="6.52778in" svg:width="1.75in" svg:height="0.30556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/></text:span><text:span text:style-name="a583" text:class-names=""/></text:p>
        </draw:text-box>
        <svg:title/>
        <svg:desc/>
      </draw:frame>
      <draw:frame draw:id="id186" presentation:style-name="a588" draw:name="Footer Placeholder 4" svg:x="1.41667in" svg:y="6.52778in" svg:width="7.98983in" svg:height="0.30556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187" presentation:style-name="a592" draw:name="Slide Number Placeholder 5" svg:x="11.32316in" svg:y="6.52778in" svg:width="0.5935in" svg:height="0.30556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draw:connector draw:type="line" svg:x1="1.52687in" svg:y1="2.64815in" svg:x2="11.81482in" svg:y2="2.64815in" draw:id="id188" draw:style-name="a593" draw:name="Straight Connector 13">
        <svg:title/>
        <svg:desc/>
      </draw:connector>
    </style:master-page>
    <style:master-page style:name="Master1-Layout17-vertTitleAndTx-Vertical-Title-and-Text" style:page-layout-name="pageLayout1" draw:style-name="a599">
      <draw:g draw:name="Group 7" draw:id="id193">
        <svg:title/>
        <svg:desc/>
        <draw:frame draw:id="id200" draw:layer="Master1-bg" draw:style-name="a634" draw:name="Picture 8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10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1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5" draw:name="Date Placeholder 3" svg:x="9.48983in" svg:y="6.52778in" svg:width="1.75in" svg:height="0.30556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/></text:span><text:span text:style-name="a623" text:class-names=""/></text:p>
        </draw:text-box>
        <svg:title/>
        <svg:desc/>
      </draw:frame>
      <draw:frame draw:id="id197" presentation:style-name="a628" draw:name="Footer Placeholder 4" svg:x="1.41667in" svg:y="6.52778in" svg:width="7.98983in" svg:height="0.30556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98" presentation:style-name="a632" draw:name="Slide Number Placeholder 5" svg:x="11.32316in" svg:y="6.52778in" svg:width="0.5935in" svg:height="0.30556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draw:connector draw:type="line" svg:x1="9.69367in" svg:y1="1.08333in" svg:x2="9.69367in" svg:y2="6.41667in" draw:id="id199" draw:style-name="a633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C – EXP 1.8  CHANGE BLINDNESS</dc:title>
    <meta:initial-creator>Gonçalo Correia</meta:initial-creator>
    <dc:creator>Gonçalo Correia</dc:creator>
    <meta:creation-date>2023-03-14T10:22:58Z</meta:creation-date>
    <dc:date>2023-03-14T10:41:22Z</dc:date>
    <meta:template xlink:href="Organic" xlink:type="simple"/>
    <meta:editing-cycles>2</meta:editing-cycles>
    <meta:editing-duration>PT1104S</meta:editing-duration>
    <meta:document-statistic meta:paragraph-count="25" meta:word-count="271"/>
  </office:meta>
</office:document-meta>
</file>